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 CJK SC Regular" fo:font-size="16pt" fo:font-weight="bold" officeooo:rsid="00056c17" officeooo:paragraph-rsid="00056c17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Noto Sans CJK SC Regular" fo:font-size="16pt" fo:font-weight="bold" officeooo:rsid="00056c17" officeooo:paragraph-rsid="00056c17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Noto Sans CJK SC Regular" officeooo:rsid="00056c17" officeooo:paragraph-rsid="00056c17"/>
    </style:style>
    <style:style style:name="P4" style:family="paragraph" style:parent-style-name="Standard">
      <style:text-properties style:font-name="Noto Sans CJK SC Regular" fo:font-size="14pt" officeooo:rsid="00056c17" officeooo:paragraph-rsid="00056c17" style:font-size-asian="14pt" style:font-size-complex="14pt"/>
    </style:style>
    <style:style style:name="P5" style:family="paragraph" style:parent-style-name="Standard">
      <style:text-properties style:font-name="Noto Sans CJK SC Regular" fo:font-size="14pt" fo:font-weight="bold" officeooo:rsid="00056c17" officeooo:paragraph-rsid="00056c17" style:font-size-asian="14pt" style:font-weight-asian="bold" style:font-size-complex="14pt" style:font-weight-complex="bold"/>
    </style:style>
    <style:style style:name="P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Noto Sans CJK SC Regular" fo:font-size="14pt" officeooo:rsid="00056c17" officeooo:paragraph-rsid="00056c17" style:font-size-asian="14pt" style:font-size-complex="14pt"/>
    </style:style>
    <style:style style:name="P7" style:family="paragraph" style:parent-style-name="Standard">
      <style:text-properties style:font-name="Noto Sans CJK SC Regular" fo:font-size="14pt" fo:font-weight="bold" officeooo:rsid="00056c17" officeooo:paragraph-rsid="00056c17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N COLLEGE OF ENGINEERING (Autonomous)</text:p>
      <text:p text:style-name="P1">Affiliated to Anna University</text:p>
      <text:p text:style-name="P1">DEPARTMENT OF CSE</text:p>
      <text:p text:style-name="P1">UCS 1211 PROGRAMMING IN C LABORATORY</text:p>
      <text:p text:style-name="P1">A1 : Simple C Programs using I/O statements, conditional and looping constructs</text:p>
      <text:p text:style-name="P2"/>
      <text:p text:style-name="P2">REG NO. <text:s/>: <text:s/>185001083</text:p>
      <text:p text:style-name="P2">NAME <text:s text:c="5"/>: <text:s/>B. LAKSHMI PRIYA</text:p>
      <text:p text:style-name="P2">CLASS <text:s text:c="4"/>: <text:s/>CSE B (SEMESTER 2)</text:p>
      <text:p text:style-name="P3"/>
      <text:p text:style-name="P5">1. PROGRAM NAME: <text:s text:c="2"/>ODD OR EVEN</text:p>
      <text:p text:style-name="P4"/>
      <text:p text:style-name="P5">PROGRAM:</text:p>
      <text:p text:style-name="P4">#include &lt;stdio.h&gt;</text:p>
      <text:p text:style-name="P4">int main()</text:p>
      <text:p text:style-name="P4">{</text:p>
      <text:p text:style-name="P4">int n;</text:p>
      <text:p text:style-name="P4">printf("Enter an integer: ");</text:p>
      <text:p text:style-name="P4">scanf("%d",&amp;n);</text:p>
      <text:p text:style-name="P4">if (n%2==0)</text:p>
      <text:p text:style-name="P4"><text:tab/>printf("EVEN\n");</text:p>
      <text:p text:style-name="P4">else</text:p>
      <text:p text:style-name="P4"><text:tab/>printf("ODD\n");</text:p>
      <text:p text:style-name="P4">return 0;</text:p>
      <text:p text:style-name="P4">}</text:p>
      <text:p text:style-name="P4"/>
      <text:p text:style-name="P5">OUTPUT:</text:p>
      <text:p text:style-name="P4">cseb83@jtl-14:~/A1$ gcc oddeven.c -o oddeven</text:p>
      <text:p text:style-name="P4">cseb83@jtl-14:~/A1$ ./oddeven</text:p>
      <text:p text:style-name="P4">Enter an integer: 5</text:p>
      <text:p text:style-name="P4">ODD</text:p>
      <text:p text:style-name="P4"/>
      <text:p text:style-name="P4"><text:soft-page-break/>cseb83@jtl-14:~/A1$ ./oddeven</text:p>
      <text:p text:style-name="P4">Enter an integer: 6</text:p>
      <text:p text:style-name="P4">EVEN</text:p>
      <text:p text:style-name="P6"/>
      <text:p text:style-name="P4"/>
      <text:p text:style-name="P4"/>
      <text:p text:style-name="P5">2. PROGRAM NAME: CELSIUS TO FAHRENHEIT AND KELVIN</text:p>
      <text:p text:style-name="P5"/>
      <text:p text:style-name="P5">PROGRAM:</text:p>
      <text:p text:style-name="P4">#include &lt;stdio.h&gt;</text:p>
      <text:p text:style-name="P4">int main()</text:p>
      <text:p text:style-name="P4">{</text:p>
      <text:p text:style-name="P4">float c,f,k;</text:p>
      <text:p text:style-name="P4">printf("Enter temperature in celsius: ");</text:p>
      <text:p text:style-name="P4">scanf("%f",&amp;c);</text:p>
      <text:p text:style-name="P4">f=c*9/5+32;</text:p>
      <text:p text:style-name="P4">k=c+273.15;</text:p>
      <text:p text:style-name="P4">printf("Temperature in Fahrenheit=%.3f\nTemperature in Kelvin=%.3f\n",f,k);</text:p>
      <text:p text:style-name="P4">return 0;</text:p>
      <text:p text:style-name="P4">}</text:p>
      <text:p text:style-name="P4"/>
      <text:p text:style-name="P5">OUTPUT:</text:p>
      <text:p text:style-name="P4">cseb83@jtl-14:~/A1$ gcc celsius.c -o celsius</text:p>
      <text:p text:style-name="P4">cseb83@jtl-14:~/A1$ ./celsius</text:p>
      <text:p text:style-name="P4">Enter temperature in celsius: 41</text:p>
      <text:p text:style-name="P4">Temperature in Fahrenheit=105.800</text:p>
      <text:p text:style-name="P4">Temperature in Kelvin=314.150</text:p>
      <text:p text:style-name="P4"/>
      <text:p text:style-name="P4">cseb83@jtl-14:~/A1$ ./celsius</text:p>
      <text:p text:style-name="P4">Enter temperature in celsius: 5</text:p>
      <text:p text:style-name="P4">Temperature in Fahrenheit=41.000</text:p>
      <text:p text:style-name="P4">Temperature in Kelvin=278.150</text:p>
      <text:p text:style-name="P4"/>
      <text:p text:style-name="P4">cseb83@jtl-14:~/A1$ ./celsius</text:p>
      <text:p text:style-name="P4"><text:soft-page-break/>Enter temperature in celsius: 100</text:p>
      <text:p text:style-name="P4">Temperature in Fahrenheit=212.000</text:p>
      <text:p text:style-name="P4">Temperature in Kelvin=373.150</text:p>
      <text:p text:style-name="P4"/>
      <text:p text:style-name="P4">cseb83@jtl-14:~/A1$ ./celsius</text:p>
      <text:p text:style-name="P4">Enter temperature in celsius: -4</text:p>
      <text:p text:style-name="P4">Temperature in Fahrenheit=24.800</text:p>
      <text:p text:style-name="P4">Temperature in Kelvin=269.150</text:p>
      <text:p text:style-name="P6"/>
      <text:p text:style-name="P4"/>
      <text:p text:style-name="P4"/>
      <text:p text:style-name="P5">3. PROGRAM NAME: SETTING FLAG VALUE</text:p>
      <text:p text:style-name="P5"/>
      <text:p text:style-name="P5">PROGRAM:</text:p>
      <text:p text:style-name="P4">#include &lt;stdio.h&gt;</text:p>
      <text:p text:style-name="P4">int main()</text:p>
      <text:p text:style-name="P4">{</text:p>
      <text:p text:style-name="P4">int n,flag;</text:p>
      <text:p text:style-name="P4">printf("Enter an integer: ");</text:p>
      <text:p text:style-name="P4">scanf("%d",&amp;n);</text:p>
      <text:p text:style-name="P4">if (n%2!=0)</text:p>
      <text:p text:style-name="P4"><text:tab/>flag=1;</text:p>
      <text:p text:style-name="P4">else</text:p>
      <text:p text:style-name="P4"><text:tab/>flag=0;</text:p>
      <text:p text:style-name="P4">printf("flag=%d\n",flag);</text:p>
      <text:p text:style-name="P4">return 0;</text:p>
      <text:p text:style-name="P4">}</text:p>
      <text:p text:style-name="P4"/>
      <text:p text:style-name="P5">OUTPUT:</text:p>
      <text:p text:style-name="P4">cseb83@jtl-14:~/A1$ gcc flag.c -o flag</text:p>
      <text:p text:style-name="P4">cseb83@jtl-14:~/A1$ ./flag</text:p>
      <text:p text:style-name="P4">Enter an integer: 5</text:p>
      <text:p text:style-name="P4">flag=1</text:p>
      <text:p text:style-name="P4"/>
      <text:p text:style-name="P4">cseb83@jtl-14:~/A1$ ./flag</text:p>
      <text:p text:style-name="P4"><text:soft-page-break/>Enter an integer: 6</text:p>
      <text:p text:style-name="P4">flag=0</text:p>
      <text:p text:style-name="P6"/>
      <text:p text:style-name="P4"/>
      <text:p text:style-name="P4"/>
      <text:p text:style-name="P5">4. PROGRAM NAME: COMPUTING NET SALARY</text:p>
      <text:p text:style-name="P5"/>
      <text:p text:style-name="P5">PROGRAM:</text:p>
      <text:p text:style-name="P4">#include &lt;stdio.h&gt;</text:p>
      <text:p text:style-name="P4">int main()</text:p>
      <text:p text:style-name="P4">{</text:p>
      <text:p text:style-name="P4">float bp;</text:p>
      <text:p text:style-name="P4">float da,hra,cca=1000,pf,np,gp,ded,ins=2000;</text:p>
      <text:p text:style-name="P4">printf("Enter basic pay: ");</text:p>
      <text:p text:style-name="P4">scanf("%f",&amp;bp);</text:p>
      <text:p text:style-name="P4">da=bp*0.88;</text:p>
      <text:p text:style-name="P4">hra=bp*0.08;</text:p>
      <text:p text:style-name="P4">pf=bp*0.10;</text:p>
      <text:p text:style-name="P4">gp=bp+da+hra+cca;</text:p>
      <text:p text:style-name="P4">ded=ins+pf;</text:p>
      <text:p text:style-name="P4">np=gp-ded;</text:p>
      <text:p text:style-name="P4">printf("Net pay = %.2f",np);</text:p>
      <text:p text:style-name="P4">return 0;</text:p>
      <text:p text:style-name="P4">}</text:p>
      <text:p text:style-name="P4"/>
      <text:p text:style-name="P5">OUTPUT:</text:p>
      <text:p text:style-name="P4">cseb83@jtl-14:~/A1$ gcc netsal.c -o netsal</text:p>
      <text:p text:style-name="P4">cseb83@jtl-14:~/A1$ ./netsal</text:p>
      <text:p text:style-name="P4">Enter basic pay: 100000</text:p>
      <text:p text:style-name="P4">Net pay = 185000.00</text:p>
      <text:p text:style-name="P4"/>
      <text:p text:style-name="P4">cseb83@jtl-14:~/A1$ ./netsal</text:p>
      <text:p text:style-name="P4">Enter basic pay: 50000 <text:s/></text:p>
      <text:p text:style-name="P4">Net pay = 92000.00</text:p>
      <text:p text:style-name="P6"><text:soft-page-break/></text:p>
      <text:p text:style-name="P4"/>
      <text:p text:style-name="P4"/>
      <text:p text:style-name="P5">5. PROGRAM NAME: COMPUTING NET SALARY</text:p>
      <text:p text:style-name="P5"/>
      <text:p text:style-name="P5">PROGRAM:</text:p>
      <text:p text:style-name="P4">#include &lt;stdio.h&gt;</text:p>
      <text:p text:style-name="P4">int main()</text:p>
      <text:p text:style-name="P4">{</text:p>
      <text:p text:style-name="P4">float bp;</text:p>
      <text:p text:style-name="P4">float da,hra,cca,pf,np,gp,ded,ins=2000;</text:p>
      <text:p text:style-name="P4">char city,desgn;</text:p>
      <text:p text:style-name="P4">printf("Enter basic pay: ");</text:p>
      <text:p text:style-name="P4">scanf("%f",&amp;bp);</text:p>
      <text:p text:style-name="P4">printf("Enter city type(M/C/T):");</text:p>
      <text:p text:style-name="P4">scanf("%s",&amp;city);</text:p>
      <text:p text:style-name="P4">printf("Enter designation(W/E/M):");</text:p>
      <text:p text:style-name="P4">scanf("%s",&amp;desgn);</text:p>
      <text:p text:style-name="P4"/>
      <text:p text:style-name="P4">da=bp*0.88;</text:p>
      <text:p text:style-name="P4">switch(city)</text:p>
      <text:p text:style-name="P4">{</text:p>
      <text:p text:style-name="P4"><text:tab/>case 'M': hra=bp*0.10;</text:p>
      <text:p text:style-name="P4"><text:tab/><text:tab/> <text:s/>break;</text:p>
      <text:p text:style-name="P4"><text:tab/>case 'C': hra=bp*0.08;</text:p>
      <text:p text:style-name="P4"><text:tab/><text:tab/> <text:s/>break;</text:p>
      <text:p text:style-name="P4"><text:tab/>case 'T': hra=bp*0.05;</text:p>
      <text:p text:style-name="P4"><text:tab/><text:tab/> <text:s/>break;</text:p>
      <text:p text:style-name="P4"><text:tab/>default: printf("Enter valid city type!");</text:p>
      <text:p text:style-name="P4">}</text:p>
      <text:p text:style-name="P4"/>
      <text:p text:style-name="P4">switch(desgn)</text:p>
      <text:p text:style-name="P4">{</text:p>
      <text:p text:style-name="P4"><text:tab/>case 'W': cca=1000;</text:p>
      <text:p text:style-name="P4"><text:tab/><text:tab/> <text:s/>break;</text:p>
      <text:p text:style-name="P4"><text:soft-page-break/><text:tab/>case 'E': cca=2000;</text:p>
      <text:p text:style-name="P4"><text:tab/><text:tab/> <text:s/>break;</text:p>
      <text:p text:style-name="P4"><text:tab/>case 'M': cca=5000;</text:p>
      <text:p text:style-name="P4"><text:tab/><text:tab/> <text:s/>break;</text:p>
      <text:p text:style-name="P4"><text:tab/>default: printf("Enter valid designation!");</text:p>
      <text:p text:style-name="P4">}</text:p>
      <text:p text:style-name="P4"/>
      <text:p text:style-name="P4">pf=bp*0.10;</text:p>
      <text:p text:style-name="P4">gp=bp+da+hra+cca;</text:p>
      <text:p text:style-name="P4">ded=ins+pf;</text:p>
      <text:p text:style-name="P4">np=gp-ded;</text:p>
      <text:p text:style-name="P4">printf("Net pay = %.2f",np);</text:p>
      <text:p text:style-name="P4">return 0;</text:p>
      <text:p text:style-name="P4">}</text:p>
      <text:p text:style-name="P4"/>
      <text:p text:style-name="P5">OUTPUT:</text:p>
      <text:p text:style-name="P4">cseb83@jtl-14:~/A1$ gcc netsal2.c -o netsal2</text:p>
      <text:p text:style-name="P4">cseb83@jtl-14:~/A1$ ./netsal2</text:p>
      <text:p text:style-name="P4">Enter basic pay: 100000</text:p>
      <text:p text:style-name="P4">Enter city type(M/C/T):M</text:p>
      <text:p text:style-name="P4">Enter designation(W/E/M):W</text:p>
      <text:p text:style-name="P4">Net pay = 187000.00</text:p>
      <text:p text:style-name="P4"/>
      <text:p text:style-name="P4">cseb83@jtl-14:~/A1$ ./netsal2</text:p>
      <text:p text:style-name="P4">Enter basic pay: 100000</text:p>
      <text:p text:style-name="P4">Enter city type(M/C/T):C</text:p>
      <text:p text:style-name="P4">Enter designation(W/E/M):E</text:p>
      <text:p text:style-name="P4">Net pay = 186000.00</text:p>
      <text:p text:style-name="P4"/>
      <text:p text:style-name="P4">cseb83@jtl-14:~/A1$ ./netsal2</text:p>
      <text:p text:style-name="P4">Enter basic pay: 100000 <text:s/></text:p>
      <text:p text:style-name="P4">Enter city type(M/C/T):T</text:p>
      <text:p text:style-name="P4">Enter designation(W/E/M):M</text:p>
      <text:p text:style-name="P4">Net pay = 186000.00</text:p>
      <text:p text:style-name="P6"/>
      <text:p text:style-name="P4"><text:soft-page-break/></text:p>
      <text:p text:style-name="P4"/>
      <text:p text:style-name="P5">6. PROGRAM NAME: EGG TIMER</text:p>
      <text:p text:style-name="P5"/>
      <text:p text:style-name="P5">PROGRAM:</text:p>
      <text:p text:style-name="P4">#include &lt;stdio.h&gt;</text:p>
      <text:p text:style-name="P4">int main()</text:p>
      <text:p text:style-name="P4">{</text:p>
      <text:p text:style-name="P4">int n;</text:p>
      <text:p text:style-name="P4">printf("Enter n: ");</text:p>
      <text:p text:style-name="P4">scanf("%d",&amp;n);</text:p>
      <text:p text:style-name="P4">if (n&lt;=0)</text:p>
      <text:p text:style-name="P4"><text:tab/>printf("Enter valid n!");</text:p>
      <text:p text:style-name="P4">else</text:p>
      <text:p text:style-name="P4">{</text:p>
      <text:p text:style-name="P4"><text:tab/>int i,j,k,l,m=n-1;</text:p>
      <text:p text:style-name="P4"><text:tab/>for(i=1;i&lt;=n;i++)</text:p>
      <text:p text:style-name="P4"><text:tab/>{</text:p>
      <text:p text:style-name="P4"><text:tab/><text:tab/>for(l=0;l&lt;k;l++)</text:p>
      <text:p text:style-name="P4"><text:tab/><text:tab/>{</text:p>
      <text:p text:style-name="P4"><text:tab/><text:tab/><text:tab/>printf(" ");</text:p>
      <text:p text:style-name="P4"><text:tab/><text:tab/>}</text:p>
      <text:p text:style-name="P4"><text:tab/><text:tab/>k++;</text:p>
      <text:p text:style-name="P4"><text:tab/><text:tab/>printf("*");</text:p>
      <text:p text:style-name="P4"><text:tab/><text:tab/>for(j=1;j&lt;=m;j++)</text:p>
      <text:p text:style-name="P4"><text:tab/><text:tab/>{</text:p>
      <text:p text:style-name="P4"><text:tab/><text:tab/><text:tab/>printf("_*");</text:p>
      <text:p text:style-name="P4"><text:tab/><text:tab/>}</text:p>
      <text:p text:style-name="P4"><text:tab/><text:tab/>m--;</text:p>
      <text:p text:style-name="P4"><text:tab/><text:tab/>printf("\n");</text:p>
      <text:p text:style-name="P4"><text:tab/>}</text:p>
      <text:p text:style-name="P4"><text:tab/>k=k-2;</text:p>
      <text:p text:style-name="P4"><text:tab/>m=1;</text:p>
      <text:p text:style-name="P4"><text:tab/>for(i=2;i&lt;=n;i++)</text:p>
      <text:p text:style-name="P4"><text:tab/>{</text:p>
      <text:p text:style-name="P4"><text:soft-page-break/><text:tab/><text:tab/>for(l=0;l&lt;k;l++)</text:p>
      <text:p text:style-name="P4"><text:tab/><text:tab/>{</text:p>
      <text:p text:style-name="P4"><text:tab/><text:tab/><text:tab/>printf(" ");</text:p>
      <text:p text:style-name="P4"><text:tab/><text:tab/>}</text:p>
      <text:p text:style-name="P4"><text:tab/><text:tab/>k--;</text:p>
      <text:p text:style-name="P4"><text:tab/><text:tab/>printf("*");</text:p>
      <text:p text:style-name="P4"><text:tab/><text:tab/>for(j=1;j&lt;=m;j++)</text:p>
      <text:p text:style-name="P4"><text:tab/><text:tab/>{</text:p>
      <text:p text:style-name="P4"><text:tab/><text:tab/><text:tab/>printf("_*");</text:p>
      <text:p text:style-name="P4"><text:tab/><text:tab/>}</text:p>
      <text:p text:style-name="P4"><text:tab/><text:tab/>m++;</text:p>
      <text:p text:style-name="P4"><text:tab/><text:tab/>printf("\n");</text:p>
      <text:p text:style-name="P4"><text:tab/><text:tab/></text:p>
      <text:p text:style-name="P4"><text:tab/>}</text:p>
      <text:p text:style-name="P4">}</text:p>
      <text:p text:style-name="P4"/>
      <text:p text:style-name="P4">}</text:p>
      <text:p text:style-name="P4"/>
      <text:p text:style-name="P5">OUTPUT: </text:p>
      <text:p text:style-name="P4">cseb83@jtl-14:~/A1$ gcc timer.c -o timer</text:p>
      <text:p text:style-name="P4">cseb83@jtl-14:~/A1$ ./timer</text:p>
      <text:p text:style-name="P4">Enter n: 4</text:p>
      <text:p text:style-name="P4">*_*_*_*</text:p>
      <text:p text:style-name="P4"><text:s text:c="2"/>*_*_*</text:p>
      <text:p text:style-name="P4"><text:s text:c="4"/>*_*</text:p>
      <text:p text:style-name="P4"><text:s text:c="6"/>*</text:p>
      <text:p text:style-name="P4"><text:s text:c="4"/>*_*</text:p>
      <text:p text:style-name="P4"><text:s text:c="2"/>*_*_*</text:p>
      <text:p text:style-name="P4">*_*_*_*</text:p>
      <text:p text:style-name="P4"/>
      <text:p text:style-name="P4">cseb83@jtl-14:~/A1$ ./timer</text:p>
      <text:p text:style-name="P4">Enter n: 1</text:p>
      <text:p text:style-name="P4">*</text:p>
      <text:p text:style-name="P4"/>
      <text:p text:style-name="P4">cseb83@jtl-14:~/A1$ ./timer</text:p>
      <text:p text:style-name="P4"><text:soft-page-break/>Enter n: 0</text:p>
      <text:p text:style-name="P4">Enter valid n!</text:p>
      <text:p text:style-name="P6"/>
      <text:p text:style-name="P4"/>
      <text:p text:style-name="P5"/>
      <text:p text:style-name="P5">7. PROGRAM NAME: SUM OF N INTEGERS (Version 1)</text:p>
      <text:p text:style-name="P5"/>
      <text:p text:style-name="P5">PROGRAM:</text:p>
      <text:p text:style-name="P4">#include &lt;stdio.h&gt;</text:p>
      <text:p text:style-name="P4">int main()</text:p>
      <text:p text:style-name="P4">{</text:p>
      <text:p text:style-name="P4">int n,val,sum=0;</text:p>
      <text:p text:style-name="P4">printf("Enter n: ");</text:p>
      <text:p text:style-name="P4">scanf("%d",&amp;n);</text:p>
      <text:p text:style-name="P4">for(int i=1;i&lt;=n;i++)</text:p>
      <text:p text:style-name="P4">{</text:p>
      <text:p text:style-name="P4"><text:tab/>printf("Enter value %d: ",i);</text:p>
      <text:p text:style-name="P4"><text:tab/>scanf("%d",&amp;val);</text:p>
      <text:p text:style-name="P4"><text:tab/>sum+=val;</text:p>
      <text:p text:style-name="P4">}</text:p>
      <text:p text:style-name="P4">printf("Sum=%d\n",sum);</text:p>
      <text:p text:style-name="P4">}</text:p>
      <text:p text:style-name="P4"/>
      <text:p text:style-name="P5">OUTPUT: </text:p>
      <text:p text:style-name="P4">cseb83@jtl-14:~/A1$ gcc sum1.c -o sum1</text:p>
      <text:p text:style-name="P4">cseb83@jtl-14:~/A1$ ./sum1</text:p>
      <text:p text:style-name="P4">Enter n: 8</text:p>
      <text:p text:style-name="P4">Enter value 1: -9</text:p>
      <text:p text:style-name="P4">Enter value 2: 1</text:p>
      <text:p text:style-name="P4">Enter value 3: 2</text:p>
      <text:p text:style-name="P4">Enter value 4: 0</text:p>
      <text:p text:style-name="P4">Enter value 5: -3</text:p>
      <text:p text:style-name="P4">Enter value 6: 9</text:p>
      <text:p text:style-name="P4">Enter value 7: 4</text:p>
      <text:p text:style-name="P4">Enter value 8: 6</text:p>
      <text:p text:style-name="P4"><text:soft-page-break/>Sum=10</text:p>
      <text:p text:style-name="P4"/>
      <text:p text:style-name="P4"/>
      <text:p text:style-name="P4"/>
      <text:p text:style-name="P5">PROGRAM NAME: SUM OF N INTEGERS (Version 2)</text:p>
      <text:p text:style-name="P5"/>
      <text:p text:style-name="P5">PROGRAM: </text:p>
      <text:p text:style-name="P4">#include &lt;stdio.h&gt;</text:p>
      <text:p text:style-name="P4">int main()</text:p>
      <text:p text:style-name="P4">{</text:p>
      <text:p text:style-name="P4">int val=0,sum=0;</text:p>
      <text:p text:style-name="P4">do</text:p>
      <text:p text:style-name="P4">{</text:p>
      <text:p text:style-name="P4"><text:tab/>sum+=val;</text:p>
      <text:p text:style-name="P4"><text:tab/>printf("Enter value: ");</text:p>
      <text:p text:style-name="P4"><text:tab/>scanf("%d",&amp;val);<text:tab/></text:p>
      <text:p text:style-name="P4">}while(val!=-999);</text:p>
      <text:p text:style-name="P4">printf("Sum=%d",sum);</text:p>
      <text:p text:style-name="P4">}</text:p>
      <text:p text:style-name="P4"/>
      <text:p text:style-name="P5">OUTPUT:</text:p>
      <text:p text:style-name="P4">cseb83@jtl-14:~/A1$ gcc sum2.c -o sum2</text:p>
      <text:p text:style-name="P4">cseb83@jtl-14:~/A1$ ./sum2</text:p>
      <text:p text:style-name="P4">Enter value: 2</text:p>
      <text:p text:style-name="P4">Enter value: 3</text:p>
      <text:p text:style-name="P4">Enter value: 4</text:p>
      <text:p text:style-name="P4">Enter value: -6</text:p>
      <text:p text:style-name="P4">Enter value: 1</text:p>
      <text:p text:style-name="P4">Enter value: -999</text:p>
      <text:p text:style-name="P4">Sum=4</text:p>
      <text:p text:style-name="P4"/>
      <text:p text:style-name="P4"/>
      <text:p text:style-name="P4"/>
      <text:p text:style-name="P5"/>
      <text:p text:style-name="P5"/>
      <text:p text:style-name="P5"><text:soft-page-break/>PROGRAM NAME: SUM OF N INTEGERS (Version 3)</text:p>
      <text:p text:style-name="P5"/>
      <text:p text:style-name="P5">PROGRAM:</text:p>
      <text:p text:style-name="P4">#include &lt;stdio.h&gt;</text:p>
      <text:p text:style-name="P4">int main()</text:p>
      <text:p text:style-name="P4">{</text:p>
      <text:p text:style-name="P4">int val=0,sum=0,c;</text:p>
      <text:p text:style-name="P4">do</text:p>
      <text:p text:style-name="P4">{</text:p>
      <text:p text:style-name="P4"><text:tab/>printf("Enter value: ");</text:p>
      <text:p text:style-name="P4"><text:tab/>scanf("%d",&amp;val);</text:p>
      <text:p text:style-name="P4"><text:tab/>sum+=val;<text:tab/></text:p>
      <text:p text:style-name="P4"><text:tab/>printf("Enter 0 to continue and 1 to stop: ");</text:p>
      <text:p text:style-name="P4"><text:tab/>scanf("%d",&amp;c);</text:p>
      <text:p text:style-name="P4">}while(c!=1);</text:p>
      <text:p text:style-name="P4">printf("Sum=%d",sum);</text:p>
      <text:p text:style-name="P4">}</text:p>
      <text:p text:style-name="P4"/>
      <text:p text:style-name="P5">OUTPUT:</text:p>
      <text:p text:style-name="P4">cseb83@jtl-14:~/A1$ gcc sum3.c -o sum3</text:p>
      <text:p text:style-name="P4">cseb83@jtl-14:~/A1$ ./sum3</text:p>
      <text:p text:style-name="P4">Enter value: 8</text:p>
      <text:p text:style-name="P4">Enter 0 to continue and 1 to stop: 0</text:p>
      <text:p text:style-name="P4">Enter value: -3</text:p>
      <text:p text:style-name="P4">Enter 0 to continue and 1 to stop: 1</text:p>
      <text:p text:style-name="P4">Sum=5</text:p>
      <text:p text:style-name="P4"/>
      <text:p text:style-name="P4"/>
      <text:p text:style-name="P4"/>
      <text:p text:style-name="P5">PROGRAM NAME: SUM OF N INTEGERS (Version 4)</text:p>
      <text:p text:style-name="P5"/>
      <text:p text:style-name="P5">PROGRAM:</text:p>
      <text:p text:style-name="P4">#include &lt;stdio.h&gt;</text:p>
      <text:p text:style-name="P4">int main()</text:p>
      <text:p text:style-name="P4">{</text:p>
      <text:p text:style-name="P4"><text:soft-page-break/>int n,val,sum=0,i=1;</text:p>
      <text:p text:style-name="P4">printf("Enter n: ");</text:p>
      <text:p text:style-name="P4">scanf("%d",&amp;n);</text:p>
      <text:p text:style-name="P4">while(i&lt;=n)</text:p>
      <text:p text:style-name="P4">{</text:p>
      <text:p text:style-name="P4"><text:tab/>printf("Enter value %d: ",i);</text:p>
      <text:p text:style-name="P4"><text:tab/>scanf("%d",&amp;val);</text:p>
      <text:p text:style-name="P4"><text:tab/>if (val&lt;0 || val&gt;=100)</text:p>
      <text:p text:style-name="P4"><text:tab/><text:tab/>{</text:p>
      <text:p text:style-name="P4"><text:tab/><text:tab/><text:tab/>printf("Enter positive value less than 100!\n");</text:p>
      <text:p text:style-name="P4"><text:tab/><text:tab/><text:tab/>continue;</text:p>
      <text:p text:style-name="P4"><text:tab/><text:tab/>}</text:p>
      <text:p text:style-name="P4"><text:tab/>sum+=val;</text:p>
      <text:p text:style-name="P4"><text:tab/>i++;</text:p>
      <text:p text:style-name="P4">}</text:p>
      <text:p text:style-name="P4">printf("Sum=%d\n",sum);</text:p>
      <text:p text:style-name="P4">}</text:p>
      <text:p text:style-name="P4"/>
      <text:p text:style-name="P5">OUTPUT: </text:p>
      <text:p text:style-name="P4">cseb83@jtl-14:~/A1$ gcc sum4.c -o sum4</text:p>
      <text:p text:style-name="P4">cseb83@jtl-14:~/A1$ ./sum4</text:p>
      <text:p text:style-name="P4">Enter n: 5 <text:s/></text:p>
      <text:p text:style-name="P4">Enter value 1: 100</text:p>
      <text:p text:style-name="P4">Enter positive value less than 100!</text:p>
      <text:p text:style-name="P4">Enter value 1: 99</text:p>
      <text:p text:style-name="P4">Enter value 2: 1</text:p>
      <text:p text:style-name="P4">Enter value 3: 0</text:p>
      <text:p text:style-name="P4">Enter value 4: 2</text:p>
      <text:p text:style-name="P4">Enter value 5: 0</text:p>
      <text:p text:style-name="P4">Sum=102</text:p>
      <text:p text:style-name="P4"/>
      <text:p text:style-name="P4"/>
      <text:p text:style-name="P5"/>
      <text:p text:style-name="P5"/>
      <text:p text:style-name="P5"/>
      <text:p text:style-name="P5"><text:soft-page-break/>PROGRAM NAME: SUM OF N INTEGERS (Version 5)</text:p>
      <text:p text:style-name="P4"/>
      <text:p text:style-name="P5">PROGRAM:</text:p>
      <text:p text:style-name="P4">#include &lt;stdio.h&gt;</text:p>
      <text:p text:style-name="P4">int main()</text:p>
      <text:p text:style-name="P4">{</text:p>
      <text:p text:style-name="P4">int n,val,sum=0,i=1;</text:p>
      <text:p text:style-name="P4">printf("Enter n: ");</text:p>
      <text:p text:style-name="P4">scanf("%d",&amp;n);</text:p>
      <text:p text:style-name="P4">while(i&lt;=n)</text:p>
      <text:p text:style-name="P4">{</text:p>
      <text:p text:style-name="P4"><text:tab/>printf("Enter value %d: ",i);</text:p>
      <text:p text:style-name="P4"><text:tab/>scanf("%d",&amp;val);</text:p>
      <text:p text:style-name="P4"><text:tab/>if (val&lt;0)</text:p>
      <text:p text:style-name="P4"><text:tab/><text:tab/>break;</text:p>
      <text:p text:style-name="P4"><text:tab/>sum+=val;</text:p>
      <text:p text:style-name="P4"><text:tab/>i++;</text:p>
      <text:p text:style-name="P4">}</text:p>
      <text:p text:style-name="P4">printf("Sum=%d",sum);</text:p>
      <text:p text:style-name="P4">}</text:p>
      <text:p text:style-name="P4"/>
      <text:p text:style-name="P5">OUTPUT:</text:p>
      <text:p text:style-name="P4">cseb83@jtl-14:~/A1$ gcc sum5.c -o sum5</text:p>
      <text:p text:style-name="P4">cseb83@jtl-14:~/A1$ ./sum5</text:p>
      <text:p text:style-name="P4">Enter n: 10</text:p>
      <text:p text:style-name="P4">Enter value 1: 1</text:p>
      <text:p text:style-name="P4">Enter value 2: 2</text:p>
      <text:p text:style-name="P4">Enter value 3: -3</text:p>
      <text:p text:style-name="P4">Sum=3</text:p>
      <text:p text:style-name="P4"/>
      <text:p text:style-name="P4"/>
      <text:p text:style-name="P4"/>
      <text:p text:style-name="P4"/>
      <text:p text:style-name="P5"/>
      <text:p text:style-name="P5"/>
      <text:p text:style-name="P5"><text:soft-page-break/>PROGRAM NAME: SUM OF N INTEGERS (Version 6)</text:p>
      <text:p text:style-name="P5"/>
      <text:p text:style-name="P5">PROGRAM:</text:p>
      <text:p text:style-name="P4">#include &lt;stdio.h&gt;</text:p>
      <text:p text:style-name="P4">int main()</text:p>
      <text:p text:style-name="P4">{</text:p>
      <text:p text:style-name="P4">int n,val,sum=0,i=1;</text:p>
      <text:p text:style-name="P4">printf("Enter n: ");</text:p>
      <text:p text:style-name="P4">scanf("%d",&amp;n);</text:p>
      <text:p text:style-name="P4">while(i&lt;=n)</text:p>
      <text:p text:style-name="P4">{</text:p>
      <text:p text:style-name="P4"><text:tab/>printf("Enter value %d: ",i);</text:p>
      <text:p text:style-name="P4"><text:tab/>scanf("%d",&amp;val);</text:p>
      <text:p text:style-name="P4"><text:tab/>if (val&lt;0)</text:p>
      <text:p text:style-name="P4"><text:tab/>{ </text:p>
      <text:p text:style-name="P4"><text:tab/><text:tab/>printf("Invalid Input!\n");</text:p>
      <text:p text:style-name="P4"><text:tab/><text:tab/>continue;</text:p>
      <text:p text:style-name="P4"><text:tab/>}<text:tab/></text:p>
      <text:p text:style-name="P4"><text:tab/>sum+=val;</text:p>
      <text:p text:style-name="P4"><text:tab/>i++;</text:p>
      <text:p text:style-name="P4">}</text:p>
      <text:p text:style-name="P4">printf("Sum=%d",sum);</text:p>
      <text:p text:style-name="P4">}</text:p>
      <text:p text:style-name="P4"/>
      <text:p text:style-name="P5">OUTPUT:</text:p>
      <text:p text:style-name="P4">cseb83@jtl-14:~/A1$ gcc sum6.c -o sum6</text:p>
      <text:p text:style-name="P4">cseb83@jtl-14:~/A1$ ./sum6</text:p>
      <text:p text:style-name="P4">Enter n: 5</text:p>
      <text:p text:style-name="P4">Enter value 1: 1</text:p>
      <text:p text:style-name="P4">Enter value 2: 2</text:p>
      <text:p text:style-name="P4">Enter value 3: -3</text:p>
      <text:p text:style-name="P4">Invalid Input!</text:p>
      <text:p text:style-name="P4">Enter value 3: 3</text:p>
      <text:p text:style-name="P4">Enter value 4: 4</text:p>
      <text:p text:style-name="P4">Enter value 5: 0</text:p>
      <text:p text:style-name="P4"><text:soft-page-break/>Sum=10</text:p>
      <text:p text:style-name="P6"/>
      <text:p text:style-name="P4"/>
      <text:p text:style-name="P4"/>
      <text:p text:style-name="P5">8. PROGRAM NAME: SIMPLE CALCULATOR</text:p>
      <text:p text:style-name="P5"/>
      <text:p text:style-name="P5">PROGRAM:</text:p>
      <text:p text:style-name="P4">#include &lt;stdio.h&gt;</text:p>
      <text:p text:style-name="P4">int main()</text:p>
      <text:p text:style-name="P4">{</text:p>
      <text:p text:style-name="P4">float n1,n2,res,sq1,sq2;</text:p>
      <text:p text:style-name="P4">char ch;</text:p>
      <text:p text:style-name="P4">printf("Enter n1: ");</text:p>
      <text:p text:style-name="P4">scanf("%f",&amp;n1);</text:p>
      <text:p text:style-name="P4">printf("Enter n2: ");</text:p>
      <text:p text:style-name="P4">scanf("%f",&amp;n2);</text:p>
      <text:p text:style-name="P4">printf("Specify operation(+,-,*,/,s): ");</text:p>
      <text:p text:style-name="P4">scanf("%s",&amp;ch);</text:p>
      <text:p text:style-name="P4">switch(ch)</text:p>
      <text:p text:style-name="P4">{</text:p>
      <text:p text:style-name="P4"><text:tab/>case '+': res=n1+n2;</text:p>
      <text:p text:style-name="P4"><text:tab/><text:tab/> <text:s/>break;</text:p>
      <text:p text:style-name="P4"><text:tab/>case '-': res=n1-n2;</text:p>
      <text:p text:style-name="P4"><text:tab/><text:tab/> <text:s/>break;</text:p>
      <text:p text:style-name="P4"><text:tab/>case '*': res=n1*n2;</text:p>
      <text:p text:style-name="P4"><text:tab/><text:tab/> <text:s/>break;</text:p>
      <text:p text:style-name="P4"><text:tab/>case '/': res=n1/n2;</text:p>
      <text:p text:style-name="P4"><text:tab/><text:tab/> <text:s/>break;</text:p>
      <text:p text:style-name="P4"><text:tab/>case 's': sq1=n1*n1;</text:p>
      <text:p text:style-name="P4"><text:tab/><text:tab/> <text:s/>sq2=n2*n2;</text:p>
      <text:p text:style-name="P4"><text:tab/><text:tab/> <text:s/>break;</text:p>
      <text:p text:style-name="P4">}</text:p>
      <text:p text:style-name="P4">if (ch=='s')</text:p>
      <text:p text:style-name="P4"><text:tab/>printf("sqrt(n1)=%.2f\nsqrt(n2)=%.2f",sq1,sq2);</text:p>
      <text:p text:style-name="P4">else</text:p>
      <text:p text:style-name="P4"><text:soft-page-break/><text:tab/>printf("n1 %c n2 = %.2f",ch,res);</text:p>
      <text:p text:style-name="P4">}</text:p>
      <text:p text:style-name="P4"/>
      <text:p text:style-name="P5">OUTPUT:</text:p>
      <text:p text:style-name="P4">cseb83@jtl-14:~/A1$ gcc calc.c -o calc</text:p>
      <text:p text:style-name="P4">cseb83@jtl-14:~/A1$ ./calc</text:p>
      <text:p text:style-name="P4">Enter n1: 5</text:p>
      <text:p text:style-name="P4">Enter n2: 5</text:p>
      <text:p text:style-name="P4">Specify operation(+,-,*,/,s): +</text:p>
      <text:p text:style-name="P4">n1 + n2 = 10.00</text:p>
      <text:p text:style-name="P4"/>
      <text:p text:style-name="P4">cseb83@jtl-14:~/A1$ ./calc</text:p>
      <text:p text:style-name="P4">Enter n1: -1 <text:s/></text:p>
      <text:p text:style-name="P4">Enter n2: -2</text:p>
      <text:p text:style-name="P4">Specify operation(+,-,*,/,s): -</text:p>
      <text:p text:style-name="P4">n1 - n2 = 1.00</text:p>
      <text:p text:style-name="P4"/>
      <text:p text:style-name="P4">cseb83@jtl-14:~/A1$ ./calc</text:p>
      <text:p text:style-name="P4">Enter n1: 3</text:p>
      <text:p text:style-name="P4">Enter n2: -6</text:p>
      <text:p text:style-name="P4">Specify operation(+,-,*,/,s): *</text:p>
      <text:p text:style-name="P4">n1 * n2 = -18.00</text:p>
      <text:p text:style-name="P4">cseb83@jtl-14:~/A1$ ./calc</text:p>
      <text:p text:style-name="P4">Enter n1: 0</text:p>
      <text:p text:style-name="P4">Enter n2: 0</text:p>
      <text:p text:style-name="P4"/>
      <text:p text:style-name="P4">Specify operation(+,-,*,/,s): /</text:p>
      <text:p text:style-name="P4">n1 / n2 = -nan</text:p>
      <text:p text:style-name="P4">cseb83@jtl-14:~/A1$ ./calc</text:p>
      <text:p text:style-name="P4">Enter n1: 0</text:p>
      <text:p text:style-name="P4">Enter n2: -3</text:p>
      <text:p text:style-name="P4"/>
      <text:p text:style-name="P4">Specify operation(+,-,*,/,s): s</text:p>
      <text:p text:style-name="P4">sqrt(n1)=0.00</text:p>
      <text:p text:style-name="P4">sqrt(n2)=9.00</text:p>
      <text:p text:style-name="P6"><text:soft-page-break/></text:p>
      <text:p text:style-name="P4"/>
      <text:p text:style-name="P4"/>
      <text:p text:style-name="P5">9. PROGRAM NAME: THREE CONSECUTIVE 5</text:p>
      <text:p text:style-name="P5"/>
      <text:p text:style-name="P5">PROGRAM:</text:p>
      <text:p text:style-name="P4">#include &lt;stdio.h&gt;</text:p>
      <text:p text:style-name="P4">int main()</text:p>
      <text:p text:style-name="P4">{</text:p>
      <text:p text:style-name="P4">int n,flag=0;</text:p>
      <text:p text:style-name="P4">printf("Enter n: ");</text:p>
      <text:p text:style-name="P4">scanf("%d",&amp;n);</text:p>
      <text:p text:style-name="P4">while (n&gt;554)</text:p>
      <text:p text:style-name="P4">{</text:p>
      <text:p text:style-name="P4"><text:tab/>if (n%1000==555)</text:p>
      <text:p text:style-name="P4"><text:tab/>{</text:p>
      <text:p text:style-name="P4"><text:tab/><text:tab/>flag=1;</text:p>
      <text:p text:style-name="P4"><text:tab/><text:tab/>break;</text:p>
      <text:p text:style-name="P4"><text:tab/>}</text:p>
      <text:p text:style-name="P4"><text:tab/>n/=10;</text:p>
      <text:p text:style-name="P4">}</text:p>
      <text:p text:style-name="P4">if (flag==0)</text:p>
      <text:p text:style-name="P4"><text:tab/>printf("NO");</text:p>
      <text:p text:style-name="P4">else</text:p>
      <text:p text:style-name="P4"><text:tab/>printf("YES");</text:p>
      <text:p text:style-name="P4">}</text:p>
      <text:p text:style-name="P4"/>
      <text:p text:style-name="P5">OUTPUT:</text:p>
      <text:p text:style-name="P4">cseb83@jtl-14:~/A1$ gcc 555.c -o 555</text:p>
      <text:p text:style-name="P4">cseb83@jtl-14:~/A1$ ./555</text:p>
      <text:p text:style-name="P4">Enter n: 1353554</text:p>
      <text:p text:style-name="P4">NO</text:p>
      <text:p text:style-name="P4"/>
      <text:p text:style-name="P4">cseb83@jtl-14:~/A1$ ./555</text:p>
      <text:p text:style-name="P4">Enter n: 345559</text:p>
      <text:p text:style-name="P4"><text:soft-page-break/>YES</text:p>
      <text:p text:style-name="P6"/>
      <text:p text:style-name="P4"/>
      <text:p text:style-name="P5"/>
      <text:p text:style-name="P5">10. PROGRAM NAME: EVEN OR ODD NUMBER WITHOUT CONDITION</text:p>
      <text:p text:style-name="P5"/>
      <text:p text:style-name="P5">PROGRAM:</text:p>
      <text:p text:style-name="P4">#include &lt;stdio.h&gt;</text:p>
      <text:p text:style-name="P4">int main()</text:p>
      <text:p text:style-name="P4">{</text:p>
      <text:p text:style-name="P4">int n;</text:p>
      <text:p text:style-name="P4">printf("Enter n: ");</text:p>
      <text:p text:style-name="P4">scanf("%d",&amp;n);</text:p>
      <text:p text:style-name="P4">((n%2)&amp;&amp;printf("ODD"))||printf("EVEN");</text:p>
      <text:p text:style-name="P4">}</text:p>
      <text:p text:style-name="P4"/>
      <text:p text:style-name="P5">OUTPUT:</text:p>
      <text:p text:style-name="P4">cseb83@jtl-14:~/A1$ gcc nocond.c -o nocond</text:p>
      <text:p text:style-name="P4">cseb83@jtl-14:~/A1$ ./nocond</text:p>
      <text:p text:style-name="P4">Enter n: 2</text:p>
      <text:p text:style-name="P4">EVEN</text:p>
      <text:p text:style-name="P4"/>
      <text:p text:style-name="P4">cseb83@jtl-14:~/A1$ ./nocond</text:p>
      <text:p text:style-name="P4">Enter n: 9</text:p>
      <text:p text:style-name="P4">ODD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1:32:51.361835655</meta:creation-date>
    <dc:date>2019-03-05T11:56:51.093192435</dc:date>
    <meta:editing-duration>PT10M2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8" meta:paragraph-count="514" meta:word-count="1178" meta:character-count="8399" meta:non-whitespace-character-count="7502"/>
  </office:meta>
</office:document-meta>
</file>